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textarea-vertical-align="top" fo:min-height="12.179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19.066cm" style:use-optimal-column-width="false"/>
    </style:style>
    <style:style style:name="co3" style:family="table-column">
      <style:table-column-properties style:column-width="19.144cm" style:use-optimal-column-width="false"/>
    </style:style>
    <style:style style:name="ro1" style:family="table-row">
      <style:table-row-properties style:row-height="2.007cm"/>
    </style:style>
    <style:style style:name="ro2" style:family="table-row">
      <style:table-row-properties style:row-height="2.008cm"/>
    </style:style>
    <style:style style:name="ro3" style:family="table-row">
      <style:table-row-properties style:row-height="2.426cm"/>
    </style:style>
    <style:style style:name="ro4" style:family="table-row">
      <style:table-row-properties style:row-height="2.428cm"/>
    </style:style>
    <style:style style:name="ce1" style:family="table-cell">
      <style:graphic-properties style:repeat="repeat"/>
      <style:text-properties style:font-name="Monospace1" fo:font-size="24pt" style:font-size-asian="24pt" style:font-size-complex="24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style:font-name="Monospace1" fo:font-size="32pt" style:font-size-asian="32pt" style:font-size-complex="32pt"/>
    </style:style>
    <style:style style:name="P4" style:family="paragraph">
      <style:paragraph-properties fo:text-align="start"/>
      <style:text-properties style:font-name="Monospace1" fo:font-size="18pt" style:font-size-asian="18pt" style:font-size-complex="18pt"/>
    </style:style>
    <style:style style:name="P5" style:family="paragraph">
      <style:paragraph-properties fo:margin-top="0cm" fo:margin-bottom="0cm"/>
      <style:text-properties style:font-name="Monospace1" fo:font-size="18pt" fo:letter-spacing="normal" style:font-size-asian="18pt" style:font-size-complex="18pt"/>
    </style:style>
    <style:style style:name="P6" style:family="paragraph">
      <style:text-properties style:font-name="Monospace1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Monospace1"/>
    </style:style>
    <style:style style:name="T1" style:family="text">
      <style:text-properties style:font-name="Monospace1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onospace1" fo:font-size="18pt" style:font-size-asian="18pt" style:font-size-complex="18pt"/>
    </style:style>
    <style:style style:name="T4" style:family="text">
      <style:text-properties style:font-name="Monospace1" fo:font-size="48pt" style:font-size-asian="48pt" style:font-size-complex="48pt"/>
    </style:style>
    <style:style style:name="T5" style:family="text">
      <style:text-properties style:font-name="Monospace1" fo:font-size="18pt" fo:letter-spacing="normal" style:font-size-asian="18pt" style:font-size-complex="18pt"/>
    </style:style>
    <style:style style:name="T6" style:family="text">
      <style:text-properties style:font-name="Monospace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114cm" svg:height="20.35cm" svg:x="3.943cm" svg:y="0.325cm">
          <draw:image xlink:href="../regular_expressions.png%3FrequestedName=regular_expression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Expressions</text:p>
          </draw:text-box>
        </draw:frame>
        <draw:frame draw:style-name="gr1" draw:text-style-name="P1" draw:layer="layout" svg:width="22.386cm" svg:height="8.374cm" svg:x="2.807cm" svg:y="7.474cm">
          <draw:image xlink:href="../perl_problems.png%3FrequestedName=perl_problems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what?</text:p>
          </draw:text-box>
        </draw:frame>
        <draw:frame presentation:style-name="pr4" draw:layer="layout" svg:width="25.2cm" svg:height="12.179cm" svg:x="1.4cm" svg:y="5cm" presentation:class="subtitle">
          <draw:text-box>
            <text:p>A syntax for pattern-matching.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y should I learn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xtremely useful</text:p>
              </text:list-item>
              <text:list-item>
                <text:p>Not taught at MCC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ere can I use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etecting and extracting patterns</text:p>
              </text:list-item>
              <text:list-item>
                <text:p>Validation</text:p>
              </text:list-item>
              <text:list-item>
                <text:p>Searching</text:p>
              </text:list-item>
              <text:list-item>
                <text:p>Replacemen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xample</text:p>
          </draw:text-box>
        </draw:frame>
        <draw:frame draw:style-name="gr3" draw:text-style-name="P3" draw:layer="layout" svg:width="21.336cm" svg:height="1.568cm" svg:x="3.384cm" svg:y="16.256cm">
          <draw:text-box>
            <text:p text:style-name="P1"><text:span text:style-name="T1">(?&lt;=\.) {2,}(?=[A-Z])</text:span></text:p>
          </draw:text-box>
        </draw:frame>
        <draw:frame draw:style-name="gr1" draw:text-style-name="P1" draw:layer="layout" svg:width="18.52cm" svg:height="10.667cm" svg:x="4.74cm" svg:y="5.29cm">
          <draw:image xlink:href="../The_river_effect_in_justified_text.jpg%3FrequestedName=The_river_effect_in_justified_text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ut but indexOf and substring !</text:p>
          </draw:text-box>
        </draw:frame>
        <draw:frame presentation:style-name="pr4" draw:layer="layout" svg:width="25.2cm" svg:height="12.179cm" svg:x="1.4cm" svg:y="5cm" presentation:class="subtitle">
          <draw:text-box>
            <text:p>As demonstrated here...</text:p>
            <text:p/>
            <text:p><text:a xlink:href="https://github.com/codetech/regular-expressions" xlink:type="simple">https://github.com/codetech/regular-expressions</text:a></text:p>
            <text:p/>
            <text:p>...that's a <text:span text:style-name="T2">bad idea</text:span>.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terals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<text:span text:style-name="T3">Enter your regex: foo</text:span></text:p>
            <text:p text:style-name="P4"><text:span text:style-name="T3">Enter input string to search: foo</text:span></text:p>
            <text:p text:style-name="P4"><text:span text:style-name="T3">I found the text foo starting at index 0 and ending at index 3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foo</text:span></text:p>
            <text:p text:style-name="P4"><text:span text:style-name="T3">Enter input string to search: foofoofoo</text:span></text:p>
            <text:p text:style-name="P4"><text:span text:style-name="T3">I found the text foo starting at index 0 and ending at index 3.</text:span></text:p>
            <text:p text:style-name="P4"><text:span text:style-name="T3">I found the text foo starting at index 3 and ending at index 6.</text:span></text:p>
            <text:p text:style-name="P4"><text:span text:style-name="T3">I found the text foo starting at index 6 and ending at index 9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cat.</text:span></text:p>
            <text:p text:style-name="P4"><text:span text:style-name="T3">Enter input string to search: cats</text:span></text:p>
            <text:p text:style-name="P4"><text:span text:style-name="T3">I found the text cats starting at index 0 and ending at index 4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Metacharacters</text:p>
          </draw:text-box>
        </draw:frame>
        <draw:frame presentation:style-name="pr4" draw:layer="layout" svg:width="25.2cm" svg:height="12.179cm" svg:x="1.4cm" svg:y="5cm" presentation:class="subtitle">
          <draw:text-box>
            <text:p><text:span text:style-name="T4">&lt;([{\^-=$!|]})?*+.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haracter Classes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bcr]at</text:span></text:p>
            <text:p text:style-name="P5"><text:span text:style-name="T5">Enter input string to search: bat</text:span></text:p>
            <text:p text:style-name="P5"><text:span text:style-name="T5">I found the text "b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cat</text:span></text:p>
            <text:p text:style-name="P5"><text:span text:style-name="T5">I found the text "c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rat</text:span></text:p>
            <text:p text:style-name="P5"><text:span text:style-name="T5">I found the text "r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hat</text:span></text:p>
            <text:p text:style-name="P5"><text:span text:style-name="T5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Negation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^bcr]at</text:span></text:p>
            <text:p text:style-name="P5"><text:span text:style-name="T5">Enter input string to search: b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c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r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hat</text:span></text:p>
            <text:p text:style-name="P5"><text:span text:style-name="T5">I found the text "hat" starting at index 0 and ending at index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redefined Character Classes</text:p>
          </draw:text-box>
        </draw:frame>
        <draw:frame draw:style-name="standard" draw:layer="layout" svg:width="25.199cm" svg:height="14.05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.</text:span></text:p>
              </table:table-cell>
              <table:table-cell table:style-name="ce2">
                <text:p text:style-name="P7">Any character (except line terminators)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digit <text:span text:style-name="T6">[0-9]</text:span>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non-digit <text:span text:style-name="T6">[^0-9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whitespace character <text:span text:style-name="T6">[ \t\n\x0B\f\r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non-whitespace character <text:span text:style-name="T6">[^\s]</text:span></text:p>
              </table:table-cell>
            </table:table-row>
            <table:table-row table:style-name="ro1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word character <text:span text:style-name="T6">[a-zA-Z_0-9]</text:span></text:p>
              </table:table-cell>
            </table:table-row>
            <table:table-row table:style-name="ro2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non-word character <text:span text:style-name="T6">[^\w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Unfortunate Confusing Tidbit</text:p>
          </draw:text-box>
        </draw:frame>
        <draw:frame presentation:style-name="pr4" draw:text-style-name="P8" draw:layer="layout" svg:width="25.2cm" svg:height="12.179cm" svg:x="1.4cm" svg:y="5cm" presentation:class="subtitle">
          <draw:text-box>
            <text:p text:style-name="P8"><text:span text:style-name="T6">String REGEX = "\\d"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antifiers</text:p>
          </draw:text-box>
        </draw:frame>
        <draw:frame draw:style-name="standard" draw:layer="layout" svg:width="25.27cm" svg:height="14.55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 text:style-name="P6"><text:span text:style-name="T6">X?</text:span></text:p>
              </table:table-cell>
              <table:table-cell table:style-name="ce2">
                <text:p text:style-name="P7">X, once or not at all</text:p>
              </table:table-cell>
            </table:table-row>
            <table:table-row table:style-name="ro3">
              <table:table-cell table:style-name="ce1">
                <text:p text:style-name="P6"><text:span text:style-name="T6">X*</text:span></text:p>
              </table:table-cell>
              <table:table-cell table:style-name="ce2">
                <text:p text:style-name="P7">X, zero or more times</text:p>
              </table:table-cell>
            </table:table-row>
            <table:table-row table:style-name="ro3">
              <table:table-cell table:style-name="ce1">
                <text:p text:style-name="P6"><text:span text:style-name="T6">X+</text:span></text:p>
              </table:table-cell>
              <table:table-cell table:style-name="ce2">
                <text:p text:style-name="P7">X, one or more times</text:p>
              </table:table-cell>
            </table:table-row>
            <table:table-row table:style-name="ro3">
              <table:table-cell table:style-name="ce1">
                <text:p text:style-name="P6"><text:span text:style-name="T6">X{n}</text:span></text:p>
              </table:table-cell>
              <table:table-cell table:style-name="ce2">
                <text:p text:style-name="P7">X, exactly n times</text:p>
              </table:table-cell>
            </table:table-row>
            <table:table-row table:style-name="ro3">
              <table:table-cell table:style-name="ce1">
                <text:p text:style-name="P6"><text:span text:style-name="T6">X{n,}</text:span></text:p>
              </table:table-cell>
              <table:table-cell table:style-name="ce2">
                <text:p text:style-name="P7">X, at least n times</text:p>
              </table:table-cell>
            </table:table-row>
            <table:table-row table:style-name="ro4">
              <table:table-cell table:style-name="ce1">
                <text:p text:style-name="P6"><text:span text:style-name="T6">X{n,m}</text:span></text:p>
              </table:table-cell>
              <table:table-cell table:style-name="ce2">
                <text:p text:style-name="P7">X, at least n but not more than m tim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Hamilton</meta:initial-creator>
    <meta:creation-date>2014-09-23T20:55:30.765762888</meta:creation-date>
    <dc:date>2014-09-24T01:18:13.512855848</dc:date>
    <meta:editing-duration>PT49M58S</meta:editing-duration>
    <meta:editing-cycles>6</meta:editing-cycles>
    <meta:generator>LibreOffice/4.2.6.3$Linux_X86_64 LibreOffice_project/420m0$Build-3</meta:generator>
    <meta:document-statistic meta:object-count="89"/>
  </office:meta>
</office:document-meta>
</file>